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399cm" table:align="margins"/>
    </style:style>
    <style:style style:name="Table1.A" style:family="table-column">
      <style:table-column-properties style:column-width="6.399cm" style:rel-column-width="2831*"/>
    </style:style>
    <style:style style:name="Table1.A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6.399cm" table:align="margins"/>
    </style:style>
    <style:style style:name="Table2.A" style:family="table-column">
      <style:table-column-properties style:column-width="6.399cm" style:rel-column-width="65535*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6.399cm" table:align="margins"/>
    </style:style>
    <style:style style:name="Table3.A" style:family="table-column">
      <style:table-column-properties style:column-width="6.399cm" style:rel-column-width="65535*"/>
    </style:style>
    <style:style style:name="Table3.A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6.399cm" table:align="margins"/>
    </style:style>
    <style:style style:name="Table4.A" style:family="table-column">
      <style:table-column-properties style:column-width="6.399cm" style:rel-column-width="65535*"/>
    </style:style>
    <style:style style:name="Table4.A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6.399cm" table:align="margins"/>
    </style:style>
    <style:style style:name="Table5.A" style:family="table-column">
      <style:table-column-properties style:column-width="6.399cm" style:rel-column-width="65535*"/>
    </style:style>
    <style:style style:name="Table5.A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6.399cm" table:align="margins"/>
    </style:style>
    <style:style style:name="Table6.A" style:family="table-column">
      <style:table-column-properties style:column-width="6.399cm" style:rel-column-width="65535*"/>
    </style:style>
    <style:style style:name="Table6.A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8d43c"/>
    </style:style>
    <style:style style:name="P2" style:family="paragraph" style:parent-style-name="Table_20_Contents">
      <style:text-properties officeooo:rsid="0008d43c" officeooo:paragraph-rsid="0008d4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2">Produtos</text:p>
          </table:table-cell>
        </table:table-row>
        <table:table-row>
          <table:table-cell table:style-name="Table1.A2" office:value-type="string">
            <text:p text:style-name="P2">Nome: string</text:p>
            <text:p text:style-name="P2">Descricao: string</text:p>
            <text:p text:style-name="P2">Codigo: integer</text:p>
            <text:p text:style-name="P2">Preco: float</text:p>
            <text:p text:style-name="P2">Quantidade: integer</text:p>
          </table:table-cell>
        </table:table-row>
        <table:table-row>
          <table:table-cell table:style-name="Table1.A2" office:value-type="string">
            <text:p text:style-name="P2">Getters</text:p>
            <text:p text:style-name="P2">Setters</text:p>
          </table:table-cell>
        </table:table-row>
      </table:table>
      <text:p text:style-name="Standard"/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Clientes</text:p>
          </table:table-cell>
        </table:table-row>
        <table:table-row>
          <table:table-cell table:style-name="Table2.A2" office:value-type="string">
            <text:p text:style-name="P2">Nome: string</text:p>
            <text:p text:style-name="P2">Telefone: string</text:p>
            <text:p text:style-name="P2">Endereco: string</text:p>
            <text:p text:style-name="P2">SaldoDevedor: float</text:p>
          </table:table-cell>
        </table:table-row>
        <table:table-row>
          <table:table-cell table:style-name="Table2.A2" office:value-type="string">
            <text:p text:style-name="P2">Getters</text:p>
            <text:p text:style-name="P2">Setters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2">Vendas</text:p>
          </table:table-cell>
        </table:table-row>
        <table:table-row>
          <table:table-cell table:style-name="Table3.A2" office:value-type="string">
            <text:p text:style-name="P2">Produto: string</text:p>
            <text:p text:style-name="P2">Quantidade: integer</text:p>
            <text:p text:style-name="P2">FormaPagamento: string</text:p>
            <text:p text:style-name="P2">DataVenda: date</text:p>
          </table:table-cell>
        </table:table-row>
        <table:table-row>
          <table:table-cell table:style-name="Table3.A2" office:value-type="string">
            <text:p text:style-name="P2">Getters</text:p>
            <text:p text:style-name="P2">Setters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2">Estoque</text:p>
          </table:table-cell>
        </table:table-row>
        <table:table-row>
          <table:table-cell table:style-name="Table4.A2" office:value-type="string">
            <text:p text:style-name="P2">Produtos: list</text:p>
          </table:table-cell>
        </table:table-row>
        <table:table-row>
          <table:table-cell table:style-name="Table4.A2" office:value-type="string">
            <text:p text:style-name="P2">Adicionar</text:p>
            <text:p text:style-name="P2">Remover</text:p>
            <text:p text:style-name="P2">Atualizar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row>
          <table:table-cell table:style-name="Table5.A1" office:value-type="string">
            <text:p text:style-name="P2">Relatórios</text:p>
          </table:table-cell>
        </table:table-row>
        <table:table-row>
          <table:table-cell table:style-name="Table5.A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>ProdutosEstoque</text:p>
            <text:p text:style-name="P2">Vendas</text:p>
            <text:p text:style-name="P2">Inadimplentes</text:p>
          </table:table-cell>
        </table:table-row>
      </table:table>
      <text:p text:style-name="P1"/>
      <text:p text:style-name="P1"/>
      <table:table table:name="Table6" table:style-name="Table6">
        <table:table-column table:style-name="Table6.A"/>
        <table:table-row>
          <table:table-cell table:style-name="Table6.A1" office:value-type="string">
            <text:p text:style-name="P2">PDV</text:p>
          </table:table-cell>
        </table:table-row>
        <table:table-row>
          <table:table-cell table:style-name="Table6.A2" office:value-type="string">
            <text:p text:style-name="P2"/>
          </table:table-cell>
        </table:table-row>
        <table:table-row>
          <table:table-cell table:style-name="Table6.A2" office:value-type="string">
            <text:p text:style-name="P2">CadastraProduto</text:p>
            <text:p text:style-name="P2">CadastraCliente</text:p>
            <text:p text:style-name="P2">RegistraVenda</text:p>
            <text:p text:style-name="P2">GeraRelatorio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5.704cm" style:writing-mode="lr-tb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7:03:56.152163188</meta:creation-date>
    <dc:date>2023-06-11T17:16:34.986696372</dc:date>
    <meta:editing-duration>PT2M28S</meta:editing-duration>
    <meta:editing-cycles>1</meta:editing-cycles>
    <meta:document-statistic meta:table-count="6" meta:image-count="0" meta:object-count="0" meta:page-count="1" meta:paragraph-count="36" meta:word-count="50" meta:character-count="422" meta:non-whitespace-character-count="408"/>
    <meta:generator>LibreOffice/7.3.7.2$Linux_X86_64 LibreOffice_project/30$Build-2</meta:generator>
  </office:meta>
</office:document-meta>
</file>